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92216BF1CE933B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Consolas, Monaco, 'andale mono', Courier, Verdana, sans-serif"/>
    <style:font-face style:name="inherit" svg:font-family="inherit"/>
    <style:font-face style:name="Calibri2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51cm"/>
    </style:style>
    <style:style style:name="Tabla5.B" style:family="table-column">
      <style:table-column-properties style:column-width="4.454cm"/>
    </style:style>
    <style:style style:name="Tabla5.C" style:family="table-column">
      <style:table-column-properties style:column-width="5.2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9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1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5.C19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9.751cm"/>
    </style:style>
    <style:style style:name="Tabla2.B" style:family="table-column">
      <style:table-column-properties style:column-width="4.454cm"/>
    </style:style>
    <style:style style:name="Tabla2.C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0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8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7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1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a3.C31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2bbca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ffcfa" officeooo:paragraph-rsid="01fffc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2bbca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gl" fo:country="ES" officeooo:paragraph-rsid="01f256a9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f3cc41" officeooo:paragraph-rsid="01f3cc41" style:font-size-asian="12pt" style:font-weight-asian="bold" style:font-name-complex="Calibri1" style:font-size-complex="12pt" style:font-weight-complex="bold"/>
    </style:style>
    <style:style style:name="P47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Footnote">
      <style:text-properties officeooo:rsid="0202317f" officeooo:paragraph-rsid="0202317f"/>
    </style:style>
    <style:style style:name="P49" style:family="paragraph" style:parent-style-name="Standard">
      <style:text-properties fo:font-size="2pt" officeooo:paragraph-rsid="02061f21" style:font-size-asian="1.75pt" style:font-size-complex="2pt"/>
    </style:style>
    <style:style style:name="P50" style:family="paragraph" style:parent-style-name="Standard">
      <style:text-properties fo:font-size="2pt" fo:language="gl" fo:country="ES" officeooo:paragraph-rsid="01f3cc41" style:font-size-asian="1.75pt" style:font-size-complex="2pt"/>
    </style:style>
    <style:style style:name="P51" style:family="paragraph" style:parent-style-name="Standard">
      <style:text-properties fo:font-size="2pt" fo:language="gl" fo:country="ES" officeooo:paragraph-rsid="01fb3527" style:font-size-asian="1.75pt" style:font-size-complex="2pt"/>
    </style:style>
    <style:style style:name="P52" style:family="paragraph" style:parent-style-name="Standard">
      <style:text-properties style:text-outline="false" style:text-line-through-style="none" style:text-line-through-type="none" style:font-name="Calibri2" fo:language="gl" fo:country="ES" fo:font-style="normal" fo:text-shadow="none" style:text-underline-style="none" fo:font-weight="normal" officeooo:rsid="01a1597f" officeooo:paragraph-rsid="01fbe1cd" style:font-style-asian="normal" style:font-weight-asian="normal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99be" officeooo:paragraph-rsid="01fe9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0745" officeooo:paragraph-rsid="02010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12pt" fo:language="gl" fo:country="ES" fo:font-weight="normal" officeooo:rsid="01f3cc41" officeooo:paragraph-rsid="01f3cc41" style:font-size-asian="12pt" style:font-weight-asian="normal" style:font-name-complex="Calibri1" style:font-size-complex="12pt" style:font-weight-complex="normal"/>
    </style:style>
    <style:style style:name="P7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2pt" fo:language="gl" fo:country="ES" fo:font-weight="normal" officeooo:rsid="01f3cc41" officeooo:paragraph-rsid="02061f21" style:font-size-asian="1.75pt" style:font-weight-asian="normal" style:font-name-complex="Calibri1" style:font-size-complex="2pt" style:font-weight-complex="normal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2pt" fo:language="gl" fo:country="ES" fo:font-weight="bold" officeooo:rsid="014e8ab7" officeooo:paragraph-rsid="014e8ab7" style:font-size-asian="1.75pt" style:font-weight-asian="bold" style:font-name-complex="Calibri1" style:font-size-complex="2pt" style:font-weight-complex="bold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f3cc41"/>
    </style:style>
    <style:style style:name="T21" style:family="text">
      <style:text-properties officeooo:rsid="01f4f06a"/>
    </style:style>
    <style:style style:name="T22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111111" style:font-name="Menlo" fo:font-size="9.60000038146973pt" fo:letter-spacing="normal"/>
    </style:style>
    <style:style style:name="T24" style:family="text">
      <style:text-properties officeooo:rsid="01f59fe8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language="gl" fo:country="ES" officeooo:rsid="01f4f06a"/>
    </style:style>
    <style:style style:name="T27" style:family="text">
      <style:text-properties officeooo:rsid="01f96531"/>
    </style:style>
    <style:style style:name="T28" style:family="text">
      <style:text-properties officeooo:rsid="01fb3527"/>
    </style:style>
    <style:style style:name="T29" style:family="text">
      <style:text-properties officeooo:rsid="01fbe1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1fffcfa"/>
    </style:style>
    <style:style style:name="T33" style:family="text">
      <style:text-properties officeooo:rsid="0202317f"/>
    </style:style>
    <style:style style:name="T34" style:family="text">
      <style:text-properties officeooo:rsid="0204c1cd"/>
    </style:style>
    <style:style style:name="T35" style:family="text">
      <style:text-properties officeooo:rsid="02060faf"/>
    </style:style>
    <style:style style:name="T36" style:family="text">
      <style:text-properties officeooo:rsid="02061f21"/>
    </style:style>
    <style:style style:name="T37" style:family="text">
      <style:text-properties officeooo:rsid="0208150c"/>
    </style:style>
    <style:style style:name="T38" style:family="text">
      <style:text-properties officeooo:rsid="0208e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5"><text:span text:style-name="T16">PRÁCTICA MME – UD0</text:span><text:span text:style-name="T17">4</text:span><text:span text:style-name="T16">-0</text:span><text:span text:style-name="T18">0</text:span><text:span text:style-name="T16"> </text:span><text:span text:style-name="T13">– </text:span><text:span text:style-name="T14">Obter información </text:span><text:span text:style-name="T15">do sistem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4">NÚMERO DE GRUPO</text:p>
          </table:table-cell>
          <table:table-cell table:style-name="IntegrantesGrupo.B2" office:value-type="string">
            <text:p text:style-name="P43">FUNCIÓNS</text:p>
          </table:table-cell>
          <table:table-cell table:style-name="IntegrantesGrupo.C2" office:value-type="string">
            <text:p text:style-name="P47">Apelidos, Nome</text:p>
          </table:table-cell>
        </table:table-row>
        <table:table-row>
          <table:table-cell table:style-name="IntegrantesGrupo.A5" table:number-rows-spanned="3" office:value-type="string">
            <text:p text:style-name="P4"/>
          </table:table-cell>
          <table:table-cell table:style-name="IntegrantesGrupo.B3" office:value-type="string">
            <text:p text:style-name="P34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/>
          <table:table-cell table:style-name="IntegrantesGrupo.B4" office:value-type="string">
            <text:p text:style-name="P34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40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20"/>
          </table:table-cell>
        </table:table-row>
      </table:table>
      <text:p text:style-name="P79"/>
      <text:p text:style-name="P46"><text:span text:style-name="T24">Emprega</text:span> a máquina virtual con Kalilinux e realiza as seguintes tarefas. <text:s/></text:p>
      <text:list xml:id="list3803641944" text:style-name="L1">
        <text:list-item>
          <text:p text:style-name="P77">Usuario: kali contrasinal: kali</text:p>
        </text:list-item>
        <text:list-item>
          <text:p text:style-name="P77">Usuario: root contrasinal: toor </text:p>
        </text:list-item>
      </text:list>
      <text:p text:style-name="P78"/>
      <table:table table:name="Tabla5" table:style-name="Tabla5" table:template-name="Box List Blue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33">A) <text:s/><text:span text:style-name="T36">A ferramenta dmidecode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9">Ferramentas que imos aprender:</text:p>
            <text:list xml:id="list1585429972" text:style-name="L2">
              <text:list-item>
                <text:p text:style-name="P69">dmidecode</text:p>
              </text:list-item>
            </text:list>
          </table:table-cell>
          <table:table-cell table:style-name="Tabla5.B2" table:number-columns-spanned="2" office:value-type="string">
            <text:p text:style-name="P39">Outras ferramentas que imos empregar:grep , man, cat, apt , <text:span text:style-name="T36">less</text:span>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3860670434" text:style-name="L3">
              <text:list-item>
                <text:p text:style-name="P53">Temos que configurar o teclado en español</text:p>
              </text:list-item>
            </text:list>
          </table:table-cell>
          <table:covered-table-cell/>
          <table:table-cell table:style-name="Tabla5.C3" office:value-type="string">
            <text:p text:style-name="P13">setxkbmap es </text:p>
          </table:table-cell>
        </table:table-row>
        <table:table-row table:style-name="Tabla5.1">
          <table:table-cell table:style-name="Tabla5.A2" table:number-columns-spanned="2" office:value-type="string">
            <text:list xml:id="list105105530357095" text:continue-numbering="true" text:style-name="L3">
              <text:list-item>
                <text:p text:style-name="P53">Poñemonos como root</text:p>
              </text:list-item>
            </text:list>
          </table:table-cell>
          <table:covered-table-cell/>
          <table:table-cell table:style-name="Tabla5.B2" office:value-type="string">
            <text:p text:style-name="P19">Sudo su</text:p>
          </table:table-cell>
        </table:table-row>
        <table:table-row table:style-name="Tabla5.1">
          <table:table-cell table:style-name="Tabla5.A3" table:number-columns-spanned="2" office:value-type="string">
            <text:list xml:id="list105105798719181" text:continue-numbering="true" text:style-name="L3">
              <text:list-item>
                <text:p text:style-name="P53"><text:span text:style-name="T36">Consultamos o manual sobre dmidecode</text:span> </text:p>
              </text:list-item>
            </text:list>
          </table:table-cell>
          <table:covered-table-cell/>
          <table:table-cell table:style-name="Tabla5.C3" office:value-type="string">
            <text:p text:style-name="P19">man dmidecode</text:p>
          </table:table-cell>
        </table:table-row>
        <table:table-row table:style-name="Tabla5.1">
          <table:table-cell table:style-name="Tabla5.A2" table:number-columns-spanned="2" office:value-type="string">
            <text:list xml:id="list105104993463615" text:continue-numbering="true" text:style-name="L3">
              <text:list-item>
                <text:p text:style-name="P57">Como podemos consultar información da BIOS?</text:p>
              </text:list-item>
            </text:list>
          </table:table-cell>
          <table:covered-table-cell/>
          <table:table-cell table:style-name="Tabla5.B2" office:value-type="string">
            <text:p text:style-name="P19">dmidecode -t bios </text:p>
          </table:table-cell>
        </table:table-row>
        <table:table-row table:style-name="Tabla5.1">
          <table:table-cell table:style-name="Tabla5.A3" table:number-columns-spanned="2" office:value-type="string">
            <text:list xml:id="list105104064216276" text:continue-numbering="true" text:style-name="L3">
              <text:list-item>
                <text:list>
                  <text:list-item>
                    <text:p text:style-name="P57">Quen é o fabricante da BIOS?</text:p>
                  </text:list-item>
                </text:list>
              </text:list-item>
            </text:list>
          </table:table-cell>
          <table:covered-table-cell/>
          <table:table-cell table:style-name="Tabla5.C3" office:value-type="string">
            <text:p text:style-name="P19">American Megatrends Inc.</text:p>
          </table:table-cell>
        </table:table-row>
        <table:table-row table:style-name="Tabla5.1">
          <table:table-cell table:style-name="Tabla5.A2" table:number-columns-spanned="2" office:value-type="string">
            <text:list xml:id="list105104895629660" text:continue-numbering="true" text:style-name="L3">
              <text:list-item>
                <text:list>
                  <text:list-item>
                    <text:p text:style-name="P57">Cal é o tamaño da memoria ROM?</text:p>
                  </text:list-item>
                </text:list>
              </text:list-item>
            </text:list>
          </table:table-cell>
          <table:covered-table-cell/>
          <table:table-cell table:style-name="Tabla5.B2" office:value-type="string">
            <text:p text:style-name="P19">1 MB</text:p>
          </table:table-cell>
        </table:table-row>
        <table:table-row table:style-name="Tabla5.1">
          <table:table-cell table:style-name="Tabla5.A3" table:number-columns-spanned="2" office:value-type="string">
            <text:list xml:id="list105104413246184" text:continue-numbering="true" text:style-name="L3">
              <text:list-item>
                <text:list>
                  <text:list-item>
                    <text:p text:style-name="P57">Cal é a data da última actualización da BIOS?</text:p>
                  </text:list-item>
                </text:list>
              </text:list-item>
            </text:list>
          </table:table-cell>
          <table:covered-table-cell/>
          <table:table-cell table:style-name="Tabla5.C9" office:value-type="float" office:value="40414">
            <text:p text:style-name="P19">40414</text:p>
          </table:table-cell>
        </table:table-row>
        <table:table-row table:style-name="Tabla5.1">
          <table:table-cell table:style-name="Tabla5.A2" table:number-columns-spanned="2" office:value-type="string">
            <text:list xml:id="list105105054714756" text:continue-numbering="true" text:style-name="L3">
              <text:list-item>
                <text:p text:style-name="P57">Como podemos consultar información do sistema?</text:p>
              </text:list-item>
            </text:list>
          </table:table-cell>
          <table:covered-table-cell/>
          <table:table-cell table:style-name="Tabla5.B2" office:value-type="string">
            <text:p text:style-name="P19">dmidecode -t system</text:p>
          </table:table-cell>
        </table:table-row>
        <table:table-row table:style-name="Tabla5.1">
          <table:table-cell table:style-name="Tabla5.A3" table:number-columns-spanned="2" office:value-type="string">
            <text:list xml:id="list105104289152436" text:continue-numbering="true" text:style-name="L3">
              <text:list-item>
                <text:list>
                  <text:list-item>
                    <text:p text:style-name="P57">Cal é o numero de serie do sistema?</text:p>
                  </text:list-item>
                </text:list>
              </text:list-item>
            </text:list>
          </table:table-cell>
          <table:covered-table-cell/>
          <table:table-cell table:style-name="Tabla5.C9">
            <text:p text:style-name="P13"/>
          </table:table-cell>
        </table:table-row>
        <table:table-row table:style-name="Tabla5.1">
          <table:table-cell table:style-name="Tabla5.A2" table:number-columns-spanned="2" office:value-type="string">
            <text:list xml:id="list105104929558311" text:continue-numbering="true" text:style-name="L3">
              <text:list-item>
                <text:list>
                  <text:list-item>
                    <text:p text:style-name="P57">Cal é o UUID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13"/>
          </table:table-cell>
        </table:table-row>
        <table:table-row table:style-name="Tabla5.1">
          <table:table-cell table:style-name="Tabla5.A3" table:number-columns-spanned="2" office:value-type="string">
            <text:list xml:id="list105103885552582" text:continue-numbering="true" text:style-name="L3">
              <text:list-item>
                <text:p text:style-name="P57">Como podemos consultar información da placa base?</text:p>
              </text:list-item>
            </text:list>
          </table:table-cell>
          <table:covered-table-cell/>
          <table:table-cell table:style-name="Tabla5.C3" office:value-type="string">
            <text:p text:style-name="P13">dmidecode -t baseboard</text:p>
          </table:table-cell>
        </table:table-row>
        <table:table-row table:style-name="Tabla5.1">
          <table:table-cell table:style-name="Tabla5.A2" table:number-columns-spanned="2" office:value-type="string">
            <text:list xml:id="list105105142295788" text:continue-numbering="true" text:style-name="L3">
              <text:list-item>
                <text:list>
                  <text:list-item>
                    <text:p text:style-name="P57">Quen é o fabricante?</text:p>
                  </text:list-item>
                </text:list>
              </text:list-item>
            </text:list>
          </table:table-cell>
          <table:covered-table-cell/>
          <table:table-cell table:style-name="Tabla5.B2" office:value-type="string">
            <text:p text:style-name="P19">Austek Computer Inc.</text:p>
          </table:table-cell>
        </table:table-row>
        <table:table-row table:style-name="Tabla5.1">
          <table:table-cell table:style-name="Tabla5.A3" table:number-columns-spanned="2" office:value-type="string">
            <text:list xml:id="list105104285707302" text:continue-numbering="true" text:style-name="L3">
              <text:list-item>
                <text:list>
                  <text:list-item>
                    <text:p text:style-name="P57">Cal é o modelo da placa base?</text:p>
                  </text:list-item>
                </text:list>
              </text:list-item>
            </text:list>
          </table:table-cell>
          <table:covered-table-cell/>
          <table:table-cell table:style-name="Tabla5.C3" office:value-type="string">
            <text:p text:style-name="P19">M4A78LT-M</text:p>
          </table:table-cell>
        </table:table-row>
        <table:table-row table:style-name="Tabla5.1">
          <table:table-cell table:style-name="Tabla5.A2" table:number-columns-spanned="2" office:value-type="string">
            <text:list xml:id="list105104299136820" text:continue-numbering="true" text:style-name="L3">
              <text:list-item>
                <text:list>
                  <text:list-item>
                    <text:p text:style-name="P57">Cal é o nº de serie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19"/>
          </table:table-cell>
        </table:table-row>
        <table:table-row table:style-name="Tabla5.1">
          <table:table-cell table:style-name="Tabla5.A3" table:number-columns-spanned="2" office:value-type="string">
            <text:list xml:id="list105104719540975" text:continue-numbering="true" text:style-name="L3">
              <text:list-item>
                <text:p text:style-name="P57">Como podemos obter información sobre o hardware instalado no sistema?</text:p>
              </text:list-item>
            </text:list>
          </table:table-cell>
          <table:covered-table-cell/>
          <table:table-cell table:style-name="Tabla5.C3" office:value-type="string">
            <text:p text:style-name="P19">dmidecode -t chassis </text:p>
          </table:table-cell>
        </table:table-row>
        <table:table-row table:style-name="Tabla5.1">
          <table:table-cell table:style-name="Tabla5.A2" table:number-columns-spanned="2" office:value-type="string">
            <text:list xml:id="list105105048037687" text:continue-numbering="true" text:style-name="L3">
              <text:list-item>
                <text:p text:style-name="P57">Como podemos obter información da memoria RAM?</text:p>
              </text:list-item>
            </text:list>
          </table:table-cell>
          <table:covered-table-cell/>
          <table:table-cell table:style-name="Tabla5.B2" office:value-type="string">
            <text:p text:style-name="P13">dmidecode -t memory</text:p>
          </table:table-cell>
        </table:table-row>
        <table:table-row table:style-name="Tabla5.1">
          <table:table-cell table:style-name="Tabla5.A19" table:number-columns-spanned="2" office:value-type="string">
            <text:p text:style-name="P28"/>
          </table:table-cell>
          <table:covered-table-cell/>
          <table:table-cell table:style-name="Tabla5.C19" office:value-type="string">
            <text:p text:style-name="P26"/>
          </table:table-cell>
        </table:table-row>
      </table:table>
      <text:p text:style-name="P49"/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0"><text:span text:style-name="T36">B</text:span>) <text:span text:style-name="T21">Información sobre a CPU 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6">Ferramentas que imos aprender:</text:p>
            <text:list xml:id="list105105551757671" text:continue-list="list1585429972" text:style-name="L2">
              <text:list-item>
                <text:p text:style-name="P70">lshw</text:p>
              </text:list-item>
              <text:list-item>
                <text:p text:style-name="P70"><text:s/>/proc/cpuinfo</text:p>
              </text:list-item>
              <text:list-item>
                <text:p text:style-name="P70">nproc</text:p>
              </text:list-item>
              <text:list-item>
                <text:p text:style-name="P70"><text:soft-page-break/>lscpu</text:p>
              </text:list-item>
            </text:list>
          </table:table-cell>
          <table:table-cell table:style-name="Tabla2.B2" table:number-columns-spanned="2" office:value-type="string">
            <text:p text:style-name="P36">Outras ferramentas que imos empregar:</text:p>
            <text:list xml:id="list3208313334" text:style-name="L4">
              <text:list-item>
                <text:p text:style-name="P72">grep</text:p>
              </text:list-item>
              <text:list-item>
                <text:p text:style-name="P72">man</text:p>
              </text:list-item>
              <text:list-item>
                <text:p text:style-name="P72">cat</text:p>
              </text:list-item>
              <text:list-item>
                <text:p text:style-name="P72"><text:soft-page-break/>apt 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203544106" text:style-name="L5">
              <text:list-item>
                <text:p text:style-name="P54">Temos que configurar o teclado en español</text:p>
              </text:list-item>
            </text:list>
          </table:table-cell>
          <table:covered-table-cell/>
          <table:table-cell table:style-name="Tabla2.C3" office:value-type="string">
            <text:p text:style-name="P9">setxkbmap es 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626982993" text:continue-numbering="true" text:style-name="L5">
              <text:list-item>
                <text:p text:style-name="P54">Poñemonos como root</text:p>
              </text:list-item>
            </text:list>
          </table:table-cell>
          <table:covered-table-cell/>
          <table:table-cell table:style-name="Tabla2.B2" office:value-type="string">
            <text:p text:style-name="P9">sudo su </text:p>
          </table:table-cell>
        </table:table-row>
        <table:table-row table:style-name="Tabla2.1">
          <table:table-cell table:style-name="Tabla2.A3" table:number-columns-spanned="2" office:value-type="string">
            <text:list xml:id="list105104517689728" text:continue-numbering="true" text:style-name="L5">
              <text:list-item>
                <text:p text:style-name="P54">Actualizamos os repositorios </text:p>
              </text:list-item>
            </text:list>
          </table:table-cell>
          <table:covered-table-cell/>
          <table:table-cell table:style-name="Tabla2.C3" office:value-type="string">
            <text:p text:style-name="P9">apt update <text:s text:c="4"/>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195487564" text:continue-numbering="true" text:style-name="L5">
              <text:list-item>
                <text:p text:style-name="P54">Instalamos con apt lswh</text:p>
              </text:list-item>
            </text:list>
          </table:table-cell>
          <table:covered-table-cell/>
          <table:table-cell table:style-name="Tabla2.B2" office:value-type="string">
            <text:p text:style-name="P9">apt install lshw -y </text:p>
          </table:table-cell>
        </table:table-row>
        <table:table-row table:style-name="Tabla2.1">
          <table:table-cell table:style-name="Tabla2.A3" table:number-columns-spanned="2" office:value-type="string">
            <text:list xml:id="list105105048378035" text:continue-numbering="true" text:style-name="L5">
              <text:list-item>
                <text:p text:style-name="P54"><text:span text:style-name="T21">Consultamos o manual como empregar lswh </text:span><text:s/></text:p>
              </text:list-item>
            </text:list>
          </table:table-cell>
          <table:covered-table-cell/>
          <table:table-cell table:style-name="Tabla2.C3" office:value-type="string">
            <text:p text:style-name="P9"><text:span text:style-name="T21">man lshw</text:span> 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547561905" text:continue-numbering="true" text:style-name="L5">
              <text:list-item>
                <text:p text:style-name="P58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table-cell table:style-name="Tabla2.B2" office:value-type="string">
            <text:p text:style-name="P9"><text:span text:style-name="T21">l</text:span>shw -short</text:p>
          </table:table-cell>
        </table:table-row>
        <table:table-row table:style-name="Tabla2.1">
          <table:table-cell table:style-name="Tabla2.A3" table:number-columns-spanned="2" office:value-type="string">
            <text:list xml:id="list105104293289343" text:continue-numbering="true" text:style-name="L5">
              <text:list-item>
                <text:p text:style-name="P58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table-cell table:style-name="Tabla2.C3" office:value-type="string">
            <text:p text:style-name="P9">lshw -class disk 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505842187" text:continue-numbering="true" text:style-name="L5">
              <text:list-item>
                <text:p text:style-name="P58">Obtén empregando a clase a información dos seguintes dispositivos</text:p>
              </text:list-item>
            </text:list>
          </table:table-cell>
          <table:covered-table-cell/>
          <table:table-cell table:style-name="Tabla2.C10">
            <text:p text:style-name="P9"/>
          </table:table-cell>
        </table:table-row>
        <table:table-row table:style-name="Tabla2.1">
          <table:table-cell table:style-name="Tabla2.A3" table:number-columns-spanned="2" office:value-type="string">
            <text:list xml:id="list105104762322957" text:continue-numbering="true" text:style-name="L5">
              <text:list-item>
                <text:p text:style-name="P58">Información do procesador</text:p>
              </text:list-item>
            </text:list>
          </table:table-cell>
          <table:covered-table-cell/>
          <table:table-cell table:style-name="Tabla2.C3" office:value-type="string">
            <text:p text:style-name="P9"><text:span text:style-name="T27">l</text:span>shw -class processor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337299791" text:continue-numbering="true" text:style-name="L5">
              <text:list-item>
                <text:list>
                  <text:list-item>
                    <text:p text:style-name="P58">Fabricante: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9"/>
          </table:table-cell>
        </table:table-row>
        <table:table-row table:style-name="Tabla2.1">
          <table:table-cell table:style-name="Tabla2.A3" table:number-columns-spanned="2" office:value-type="string">
            <text:list xml:id="list105104467492636" text:continue-numbering="true" text:style-name="L5">
              <text:list-item>
                <text:list>
                  <text:list-item>
                    <text:p text:style-name="P58">Modelo: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9"/>
          </table:table-cell>
        </table:table-row>
        <table:table-row table:style-name="Tabla2.1">
          <table:table-cell table:style-name="Tabla2.A2" table:number-columns-spanned="2" office:value-type="string">
            <text:list xml:id="list105104921440608" text:continue-numbering="true" text:style-name="L5">
              <text:list-item>
                <text:list>
                  <text:list-item>
                    <text:p text:style-name="P58">Ancho do bus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9"/>
          </table:table-cell>
        </table:table-row>
        <table:table-row table:style-name="Tabla2.1">
          <table:table-cell table:style-name="Tabla2.A3" table:number-columns-spanned="2" office:value-type="string">
            <text:list xml:id="list105105487543300" text:continue-numbering="true" text:style-name="L5">
              <text:list-item>
                <text:p text:style-name="P68"><text:span text:style-name="T26">Compara esta <text:s/>información coa que se almacena en </text:span><text:span text:style-name="Source_20_Text"><text:span text:style-name="T22">/proc/cpuinfo</text:span></text:span></text:p>
              </text:list-item>
            </text:list>
          </table:table-cell>
          <table:covered-table-cell/>
          <table:table-cell table:style-name="Tabla2.C13">
            <text:p text:style-name="P9"/>
          </table:table-cell>
        </table:table-row>
        <table:table-row table:style-name="Tabla2.1">
          <table:table-cell table:style-name="Tabla2.A2" table:number-columns-spanned="2" office:value-type="string">
            <text:list xml:id="list105105766368697" text:continue-numbering="true" text:style-name="L5">
              <text:list-item>
                <text:list>
                  <text:list-item>
                    <text:p text:style-name="P58">Que comando nos permite ver o ficheiro cpuinf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4">cat /proc/cpuinfo</text:p>
          </table:table-cell>
        </table:table-row>
        <table:table-row table:style-name="Tabla2.1">
          <table:table-cell table:style-name="Tabla2.A3" table:number-columns-spanned="2" office:value-type="string">
            <text:list xml:id="list105105540911891" text:continue-numbering="true" text:style-name="L5">
              <text:list-item>
                <text:list>
                  <text:list-item>
                    <text:p text:style-name="P59">Cal é a frecuencia de funcionamento 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4"/>
          </table:table-cell>
        </table:table-row>
        <table:table-row table:style-name="Tabla2.1">
          <table:table-cell table:style-name="Tabla2.A2" table:number-columns-spanned="2" office:value-type="string">
            <text:list xml:id="list105105553131938" text:continue-numbering="true" text:style-name="L5">
              <text:list-item>
                <text:list>
                  <text:list-item>
                    <text:p text:style-name="P59">Cantos cores ten a MV?</text:p>
                  </text:list-item>
                </text:list>
              </text:list-item>
            </text:list>
          </table:table-cell>
          <table:covered-table-cell/>
          <table:table-cell table:style-name="Tabla2.C10" office:value-type="float" office:value="2">
            <text:p text:style-name="P15">2</text:p>
          </table:table-cell>
        </table:table-row>
        <table:table-row table:style-name="Tabla2.1">
          <table:table-cell table:style-name="Tabla2.A3" table:number-columns-spanned="2" office:value-type="string">
            <text:list xml:id="list105103927455268" text:continue-numbering="true" text:style-name="L5">
              <text:list-item>
                <text:list>
                  <text:list-item>
                    <text:p text:style-name="P59">Dispón de FPU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5">Si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556978547" text:continue-numbering="true" text:style-name="L5">
              <text:list-item>
                <text:p text:style-name="P59">Apaga a máquina e configura con 4 procesadores.</text:p>
              </text:list-item>
            </text:list>
          </table:table-cell>
          <table:covered-table-cell/>
          <table:table-cell table:style-name="Tabla2.C10">
            <text:p text:style-name="P14"/>
          </table:table-cell>
        </table:table-row>
        <table:table-row table:style-name="Tabla2.1">
          <table:table-cell table:style-name="Tabla2.A3" table:number-columns-spanned="2" office:value-type="string">
            <text:list xml:id="list105103908334221" text:continue-numbering="true" text:style-name="L5">
              <text:list-item>
                <text:list>
                  <text:list-item>
                    <text:p text:style-name="P59">Que comando nos permite obter <text:s/>esta información?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4">cat /proc/cpuinfo <text:span text:style-name="T24">| grep cpu</text:span></text:p>
          </table:table-cell>
        </table:table-row>
        <table:table-row table:style-name="Tabla2.1">
          <table:table-cell table:style-name="Tabla2.A2" table:number-columns-spanned="2" office:value-type="string">
            <text:list xml:id="list105105183984268" text:continue-numbering="true" text:style-name="L5">
              <text:list-item>
                <text:list>
                  <text:list-item>
                    <text:p text:style-name="P59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5"><text:s/>man nproc</text:p>
          </table:table-cell>
        </table:table-row>
        <table:table-row table:style-name="Tabla2.1">
          <table:table-cell table:style-name="Tabla2.A3" table:number-columns-spanned="2" office:value-type="string">
            <text:list xml:id="list105105092170307" text:continue-numbering="true" text:style-name="L5">
              <text:list-item>
                <text:list>
                  <text:list-item>
                    <text:p text:style-name="P59"><text:s/>O comando <text:span text:style-name="T19">nproc</text:span> para que nos serv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5">Indica o nº de procesadores</text:p>
          </table:table-cell>
        </table:table-row>
        <table:table-row table:style-name="Tabla2.1">
          <table:table-cell table:style-name="Tabla2.A2" table:number-columns-spanned="2" office:value-type="string">
            <text:list xml:id="list105105836767978" text:continue-numbering="true" text:style-name="L5">
              <text:list-item>
                <text:list>
                  <text:list-item>
                    <text:p text:style-name="P59">A información que nos mostra <text:span text:style-name="T19">nproc </text:span><text:s/>é coherente co vist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5">Si</text:p>
          </table:table-cell>
        </table:table-row>
        <table:table-row table:style-name="Tabla2.1">
          <table:table-cell table:style-name="Tabla2.A3" table:number-columns-spanned="2" office:value-type="string">
            <text:list xml:id="list105105455654753" text:continue-numbering="true" text:style-name="L5">
              <text:list-item>
                <text:p text:style-name="P59"><text:s/><text:span text:style-name="T19">Agora intentarás descubrir información da CPU empregando o comando </text:span><text:span text:style-name="T25">lscpu</text:span></text:p>
              </text:list-item>
            </text:list>
          </table:table-cell>
          <table:covered-table-cell/>
          <table:table-cell table:style-name="Tabla2.C13">
            <text:p text:style-name="P15"/>
          </table:table-cell>
        </table:table-row>
        <table:table-row table:style-name="Tabla2.1">
          <table:table-cell table:style-name="Tabla2.A2" table:number-columns-spanned="2" office:value-type="string">
            <text:list xml:id="list105105099465108" text:continue-numbering="true" text:style-name="L5">
              <text:list-item>
                <text:list>
                  <text:list-item>
                    <text:p text:style-name="P59">Cal é o tamaño da cache de prim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5"/>
          </table:table-cell>
        </table:table-row>
        <table:table-row table:style-name="Tabla2.1">
          <table:table-cell table:style-name="Tabla2.A3" table:number-columns-spanned="2" office:value-type="string">
            <text:list xml:id="list105103843702356" text:continue-numbering="true" text:style-name="L5">
              <text:list-item>
                <text:list>
                  <text:list-item>
                    <text:p text:style-name="P59">Cal é o tamaño da cache de segundo nivel? 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5"/>
          </table:table-cell>
        </table:table-row>
        <table:table-row table:style-name="Tabla2.1">
          <table:table-cell table:style-name="Tabla2.A2" table:number-columns-spanned="2" office:value-type="string">
            <text:list xml:id="list105103896332122" text:continue-numbering="true" text:style-name="L5">
              <text:list-item>
                <text:list>
                  <text:list-item>
                    <text:p text:style-name="P59">Cal é o tamaño da cache de terc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5"/>
          </table:table-cell>
        </table:table-row>
        <text:soft-page-break/>
        <table:table-row table:style-name="Tabla2.1">
          <table:table-cell table:style-name="Tabla2.A3" table:number-columns-spanned="2" office:value-type="string">
            <text:list xml:id="list105105851942168" text:continue-numbering="true" text:style-name="L5">
              <text:list-item>
                <text:list>
                  <text:list-item>
                    <text:p text:style-name="P59">Cal é o vendedor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5"/>
          </table:table-cell>
        </table:table-row>
        <table:table-row table:style-name="Tabla2.1">
          <table:table-cell table:style-name="Tabla2.A2" table:number-columns-spanned="2" office:value-type="string">
            <text:list xml:id="list105105358370878" text:continue-numbering="true" text:style-name="L5">
              <text:list-item>
                <text:list>
                  <text:list-item>
                    <text:p text:style-name="P59">Cal é o modelo da bios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5"/>
          </table:table-cell>
        </table:table-row>
        <table:table-row table:style-name="Tabla2.1">
          <table:table-cell table:style-name="Tabla2.A3" table:number-columns-spanned="2" office:value-type="string">
            <text:list xml:id="list105103931186925" text:continue-numbering="true" text:style-name="L5">
              <text:list-item>
                <text:list>
                  <text:list-item>
                    <text:p text:style-name="P59">Existe algunha vulnerabilidad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5"><text:s/></text:p>
          </table:table-cell>
        </table:table-row>
        <table:table-row table:style-name="Tabla2.1">
          <table:table-cell table:style-name="Tabla2.A2" table:number-columns-spanned="2" office:value-type="string">
            <text:list xml:id="list105104370572340" text:continue-numbering="true" text:style-name="L5">
              <text:list-item>
                <text:list>
                  <text:list-item>
                    <text:p text:style-name="P59">Que parámetro nos indica que o sistema é virtualizad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5">Hipervisor <text:s/>vendor</text:p>
          </table:table-cell>
        </table:table-row>
        <table:table-row table:style-name="Tabla2.1">
          <table:table-cell table:style-name="Tabla2.A3" table:number-columns-spanned="2" office:value-type="string">
            <text:list xml:id="list105104999893412" text:continue-numbering="true" text:style-name="L5">
              <text:list-item>
                <text:list>
                  <text:list-item>
                    <text:p text:style-name="P59">Emprega o manual e consulta cal é a fonte de información do comando lscpu.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5">/proc/cpuinfo</text:p>
          </table:table-cell>
        </table:table-row>
      </table:table>
      <text:p text:style-name="P50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1"><text:span text:style-name="T38">C</text:span>) <text:span text:style-name="T21">Información sobre </text:span><text:span text:style-name="T29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7">Ferramentas que imos aprender:</text:p>
            <text:list xml:id="list105104149989530" text:continue-list="list105105551757671" text:style-name="L2">
              <text:list-item>
                <text:p text:style-name="P74">/proc/meminfo/ </text:p>
              </text:list-item>
              <text:list-item>
                <text:p text:style-name="P75">free </text:p>
              </text:list-item>
              <text:list-item>
                <text:p text:style-name="P75">vmstat -s -S M <text:s/></text:p>
              </text:list-item>
              <text:list-item>
                <text:p text:style-name="P60">dmidecode</text:p>
              </text:list-item>
            </text:list>
          </table:table-cell>
          <table:table-cell table:style-name="Tabla3.B2" table:number-columns-spanned="2" office:value-type="string">
            <text:p text:style-name="P37">Outras ferramentas que imos empregar: grep , <text:s/>man , cat , apt , <text:s/><text:span text:style-name="T35">less <text:s/>, more</text:span>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3779807" text:style-name="L6">
              <text:list-item>
                <text:p text:style-name="P55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10">setxkbmap es </text:p>
          </table:table-cell>
        </table:table-row>
        <table:table-row table:style-name="Tabla3.1">
          <table:table-cell table:style-name="Tabla3.A2" table:number-columns-spanned="2" office:value-type="string">
            <text:list xml:id="list105104065903979" text:continue-numbering="true" text:style-name="L6">
              <text:list-item>
                <text:p text:style-name="P62">No directorio<text:span text:style-name="T19"> /</text:span><text:span text:style-name="T31">proc/meminfo </text:span><text:span text:style-name="T32">temos información sobre o uso da memoria física e do arquivo de intercambio. </text:span></text:p>
                <text:p text:style-name="P63">Que comando podemos empregar para ver o ficheiro?</text:p>
              </text:list-item>
            </text:list>
          </table:table-cell>
          <table:covered-table-cell/>
          <table:table-cell table:style-name="Tabla3.B2" office:value-type="string">
            <text:p text:style-name="P16">Cat <text:span text:style-name="T30">proc</text:span>/meminfo</text:p>
          </table:table-cell>
        </table:table-row>
        <table:table-row table:style-name="Tabla3.1">
          <table:table-cell table:style-name="Tabla3.A3" table:number-columns-spanned="2" office:value-type="string">
            <text:list xml:id="list105105154580882" text:continue-numbering="true" text:style-name="L6">
              <text:list-item>
                <text:list>
                  <text:list-item>
                    <text:p text:style-name="P64">Cal é o tamaño total da memoria e que parámetro o índica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8">MemTotal: xxx kB</text:p>
          </table:table-cell>
        </table:table-row>
        <table:table-row table:style-name="Tabla3.1">
          <table:table-cell table:style-name="Tabla3.A2" table:number-columns-spanned="2" office:value-type="string">
            <text:list xml:id="list105105380915589" text:continue-numbering="true" text:style-name="L6">
              <text:list-item>
                <text:list>
                  <text:list-item>
                    <text:p text:style-name="P64">Cal é a memoria libre e que parámetro o indica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8">MemFree: xxx kB</text:p>
          </table:table-cell>
        </table:table-row>
        <table:table-row table:style-name="Tabla3.1">
          <table:table-cell table:style-name="Tabla3.A3" table:number-columns-spanned="2" office:value-type="string">
            <text:list xml:id="list105105343334388" text:continue-numbering="true" text:style-name="L6">
              <text:list-item>
                <text:list>
                  <text:list-item>
                    <text:p text:style-name="P64">Cal é o tamaño total da memoria de intercambio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8">SwapTotal: xxxKB</text:p>
          </table:table-cell>
        </table:table-row>
        <table:table-row table:style-name="Tabla3.1">
          <table:table-cell table:style-name="Tabla3.A2" table:number-columns-spanned="2" office:value-type="string">
            <text:list xml:id="list105105895602714" text:continue-numbering="true" text:style-name="L6">
              <text:list-item>
                <text:list>
                  <text:list-item>
                    <text:p text:style-name="P65">Revisa no seguinte <text:a xlink:type="simple" xlink:href="https://www.linuxav.net/content/2009/06/procmeminfo-explicado/" text:style-name="Internet_20_link" text:visited-style-name="Visited_20_Internet_20_Link">artigo</text:a><text:a xlink:type="simple" xlink:href="https://www.linuxav.net/content/2009/06/procmeminfo-explicado/" text:style-name="Internet_20_link" text:visited-style-name="Visited_20_Internet_20_Link"><text:note text:id="ftn1" text:note-class="footnote"><text:note-citation>1</text:note-citation><text:note-body><text:p text:style-name="P48">Ligazón : <text:a xlink:type="simple" xlink:href="https://www.linuxav.net/content/2009/06/procmeminfo-explicado/" text:style-name="Internet_20_link" text:visited-style-name="Visited_20_Internet_20_Link">https://www.linuxav.net/content/2009/06/procmeminfo-explicado/</text:a> </text:p></text:note-body></text:note></text:a><text:a xlink:type="simple" xlink:href="https://www.linuxav.net/content/2009/06/procmeminfo-explicado/" text:style-name="Internet_20_link" text:visited-style-name="Visited_20_Internet_20_Link"> </text:a>cal é a diferencia entre “active” e “inact_dirty”. </text:p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0"/>
          </table:table-cell>
        </table:table-row>
        <table:table-row table:style-name="Tabla3.1">
          <table:table-cell table:style-name="Tabla3.A3" table:number-columns-spanned="2" office:value-type="string">
            <text:list xml:id="list105104814778127" text:continue-numbering="true" text:style-name="L6">
              <text:list-item>
                <text:p text:style-name="P76">O comando <text:span text:style-name="T19">free </text:span>amosa información sobre a memoria libre e usada no sistema. <text:s/>Como podemos obter a información da memoria en Kibibytes ?</text:p>
              </text:list-item>
            </text:list>
          </table:table-cell>
          <table:covered-table-cell/>
          <table:table-cell table:style-name="Tabla3.C3" office:value-type="string">
            <text:p text:style-name="P17"><text:s/>free -m</text:p>
          </table:table-cell>
        </table:table-row>
        <table:table-row table:style-name="Tabla3.1">
          <table:table-cell table:style-name="Tabla3.A2" table:number-columns-spanned="2" office:value-type="string">
            <text:list xml:id="list105104762021142" text:continue-numbering="true" text:style-name="L6">
              <text:list-item>
                <text:list>
                  <text:list-item>
                    <text:p text:style-name="P65">Como faremos para ver o tamaño axustado a un tamaño compres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0"><text:s/><text:span text:style-name="T33">free -h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105104751759612" text:continue-numbering="true" text:style-name="L6">
              <text:list-item>
                <text:list>
                  <text:list-item>
                    <text:p text:style-name="P65">Como podemos conseguir ver a información da memoria RAM actualizada cada 3 segundos.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0">free -s 3</text:p>
          </table:table-cell>
        </table:table-row>
        <table:table-row table:style-name="Tabla3.1">
          <table:table-cell table:style-name="Tabla3.A2" table:number-columns-spanned="2" office:value-type="string">
            <text:list xml:id="list105103998838906" text:continue-numbering="true" text:style-name="L6">
              <text:list-item>
                <text:list>
                  <text:list-item>
                    <text:p text:style-name="P65">Como podemos mostrar o tamaño total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7">free -t</text:p>
          </table:table-cell>
        </table:table-row>
        <table:table-row table:style-name="Tabla3.1">
          <table:table-cell table:style-name="Tabla3.A3" table:number-columns-spanned="2" office:value-type="string">
            <text:list xml:id="list105104334734797" text:continue-numbering="true" text:style-name="L6">
              <text:list-item>
                <text:list>
                  <text:list-item>
                    <text:p text:style-name="P66">Se desexamos executar o comando free 4 veces sen interactuar co terminal, importante non reutilices a opción do punto 2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8">free -c 4</text:p>
          </table:table-cell>
        </table:table-row>
        <table:table-row table:style-name="Tabla3.1">
          <table:table-cell table:style-name="Tabla3.A2" table:number-columns-spanned="2" office:value-type="string">
            <text:list xml:id="list105105105573091" text:continue-numbering="true" text:style-name="L6">
              <text:list-item>
                <text:list>
                  <text:list-item>
                    <text:p text:style-name="P66">Combina as opcións dos puntos 3.2 e 3.4 <text:s/>para mostrar 5 veces a información da memoria RAM e que entre cada execución existan 6 segundos de espera. 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0">free -s <text:span text:style-name="T34">6</text:span> -c <text:span text:style-name="T34">5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105104082266905" text:continue-numbering="true" text:style-name="L6">
              <text:list-item>
                <text:list>
                  <text:list-item>
                    <text:p text:style-name="P66">Que opcións mostra estatísticas da memoria?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8">free -l</text:p>
          </table:table-cell>
        </table:table-row>
        <text:soft-page-break/>
        <table:table-row table:style-name="Tabla3.1">
          <table:table-cell table:style-name="Tabla3.A2" table:number-columns-spanned="2" office:value-type="string">
            <text:list xml:id="list105104955175195" text:continue-numbering="true" text:style-name="L6">
              <text:list-item>
                <text:list>
                  <text:list-item>
                    <text:p text:style-name="P61">Que opcións do comando permítenos obter o total da RAM e tamén nun formato entend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8">free -<text:span text:style-name="T35">t</text:span>h</text:p>
          </table:table-cell>
        </table:table-row>
        <table:table-row table:style-name="Tabla3.1">
          <table:table-cell table:style-name="Tabla3.A3" table:number-columns-spanned="2" office:value-type="string">
            <text:list xml:id="list105104438804170" text:continue-numbering="true" text:style-name="L6">
              <text:list-item>
                <text:p text:style-name="P67">A ferramenta <text:span text:style-name="T19">vmstat</text:span> <text:span text:style-name="T37">ofrécenos estatísticas da memoria RAM.</text:span></text:p>
                <text:p text:style-name="P61">Indica o comando preciso en cada un dos seguintes supostos:</text:p>
              </text:list-item>
            </text:list>
          </table:table-cell>
          <table:covered-table-cell/>
          <table:table-cell table:style-name="Tabla3.C17">
            <text:p text:style-name="P10"/>
          </table:table-cell>
        </table:table-row>
        <table:table-row table:style-name="Tabla3.1">
          <table:table-cell table:style-name="Tabla3.A2" table:number-columns-spanned="2" office:value-type="string">
            <text:list xml:id="list105105294550806" text:continue-numbering="true" text:style-name="L6">
              <text:list-item>
                <text:list>
                  <text:list-item>
                    <text:p text:style-name="P61">Obter información no manual do comando vmstat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0"><text:span text:style-name="T35">man </text:span>vmstat </text:p>
          </table:table-cell>
        </table:table-row>
        <table:table-row table:style-name="Tabla3.1">
          <table:table-cell table:style-name="Tabla3.A3" table:number-columns-spanned="2" office:value-type="string">
            <text:list xml:id="list105105125215802" text:continue-numbering="true" text:style-name="L6">
              <text:list-item>
                <text:list>
                  <text:list-item>
                    <text:p text:style-name="P61">Mostra a memoria activa e inactiva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0">vmstat -a</text:p>
          </table:table-cell>
        </table:table-row>
        <table:table-row table:style-name="Tabla3.1">
          <table:table-cell table:style-name="Tabla3.A2" table:number-columns-spanned="2" office:value-type="string">
            <text:list xml:id="list105103980900921" text:continue-numbering="true" text:style-name="L6">
              <text:list-item>
                <text:list>
                  <text:list-item>
                    <text:p text:style-name="P61">Mostra unha táboa coa información como é o total de memoria, memoria empregada, cambios de contexto,...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0">vmstat -s</text:p>
          </table:table-cell>
        </table:table-row>
        <table:table-row table:style-name="Tabla3.1">
          <table:table-cell table:style-name="Tabla3.A3" table:number-columns-spanned="2" office:value-type="string">
            <text:list xml:id="list105105397584660" text:continue-numbering="true" text:style-name="L6">
              <text:list-item>
                <text:list>
                  <text:list-item>
                    <text:p text:style-name="P61">Executase a ferramenta cada <text:s/>3 segundos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0">vmstat -s <text:span text:style-name="T35">3</text:span></text:p>
          </table:table-cell>
        </table:table-row>
        <table:table-row table:style-name="Tabla3.1">
          <table:table-cell table:style-name="Tabla3.A2" table:number-columns-spanned="2" office:value-type="string">
            <text:list xml:id="list105104158855573" text:continue-numbering="true" text:style-name="L6">
              <text:list-item>
                <text:list>
                  <text:list-item>
                    <text:p text:style-name="P61">Executase a ferramenta cada <text:s/>3 segundos e un número máximo de catro veces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2">vmstat -s <text:span text:style-name="T35">3 4 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105104721919510" text:continue-numbering="true" text:style-name="L6">
              <text:list-item>
                <text:p text:style-name="P61">A ferramenta <text:span text:style-name="T19">dmidecode</text:span> <text:s/>permítenos obter información detallada do hardware da nosa computadora. Habitualmente é preciso executala como root. Consulta no manual que tipos de información podemos filtrar?</text:p>
              </text:list-item>
            </text:list>
          </table:table-cell>
          <table:covered-table-cell/>
          <table:table-cell table:style-name="Tabla3.C3" office:value-type="string">
            <text:p text:style-name="P10"><text:s/>bios, <text:s/>system, <text:s/>baseboard, <text:s/>chassis, <text:s/>processor, memory, cache, connector, slot</text:p>
          </table:table-cell>
        </table:table-row>
        <table:table-row table:style-name="Tabla3.1">
          <table:table-cell table:style-name="Tabla3.A2" table:number-columns-spanned="2" office:value-type="string">
            <text:list xml:id="list105105731918747" text:continue-numbering="true" text:style-name="L6">
              <text:list-item>
                <text:list>
                  <text:list-item>
                    <text:p text:style-name="P61">Que comando empregarás para obter a información da memoria RAM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0">sudo dmidecode -t memory</text:p>
          </table:table-cell>
        </table:table-row>
        <table:table-row table:style-name="Tabla3.1">
          <table:table-cell table:style-name="Tabla3.A3" table:number-columns-spanned="2" office:value-type="string">
            <text:list xml:id="list105104708714540" text:continue-numbering="true" text:style-name="L6">
              <text:list-item>
                <text:list>
                  <text:list-item>
                    <text:p text:style-name="P61">Empregando <text:s text:c="2"/><text:span text:style-name="T19">dmidecode </text:span>obtén a información seguinte:</text:p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0"/>
          </table:table-cell>
        </table:table-row>
        <table:table-row table:style-name="Tabla3.1">
          <table:table-cell table:style-name="Tabla3.A2" table:number-columns-spanned="2" office:value-type="string">
            <text:list xml:id="list105105063175045" text:continue-numbering="true" text:style-name="L6">
              <text:list-item>
                <text:list>
                  <text:list-item>
                    <text:list>
                      <text:list-item>
                        <text:p text:style-name="P61">Nº de rañuras para a memoria RAM: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0"/>
          </table:table-cell>
        </table:table-row>
        <table:table-row table:style-name="Tabla3.1">
          <table:table-cell table:style-name="Tabla3.A3" table:number-columns-spanned="2" office:value-type="string">
            <text:list xml:id="list105105285838170" text:continue-numbering="true" text:style-name="L6">
              <text:list-item>
                <text:list>
                  <text:list-item>
                    <text:list>
                      <text:list-item>
                        <text:p text:style-name="P61">Capacidade máxima <text:s/>de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0"/>
          </table:table-cell>
        </table:table-row>
        <table:table-row table:style-name="Tabla3.1">
          <table:table-cell table:style-name="Tabla3.A2" table:number-columns-spanned="2" office:value-type="string">
            <text:list xml:id="list105105811467853" text:continue-numbering="true" text:style-name="L6">
              <text:list-item>
                <text:list>
                  <text:list-item>
                    <text:list>
                      <text:list-item>
                        <text:p text:style-name="P61">En que bancos de memoria está a memoria RAM 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0"/>
          </table:table-cell>
        </table:table-row>
        <table:table-row table:style-name="Tabla3.1">
          <table:table-cell table:style-name="Tabla3.A3" table:number-columns-spanned="2" office:value-type="string">
            <text:list xml:id="list105104685967182" text:continue-numbering="true" text:style-name="L6">
              <text:list-item>
                <text:list>
                  <text:list-item>
                    <text:list>
                      <text:list-item>
                        <text:p text:style-name="P61">Cal é o tamaño da memoria RAM instalada en cada banco de memoria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0"/>
          </table:table-cell>
        </table:table-row>
        <table:table-row table:style-name="Tabla3.1">
          <table:table-cell table:style-name="Tabla3.A2" table:number-columns-spanned="2" office:value-type="string">
            <text:list xml:id="list105103972576566" text:continue-numbering="true" text:style-name="L6">
              <text:list-item>
                <text:list>
                  <text:list-item>
                    <text:list>
                      <text:list-item>
                        <text:p text:style-name="P61">Cal é a velocidade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0"/>
          </table:table-cell>
        </table:table-row>
        <table:table-row table:style-name="Tabla3.1">
          <table:table-cell table:style-name="Tabla3.A31" table:number-columns-spanned="2" office:value-type="string">
            <text:list xml:id="list105105410919511" text:continue-numbering="true" text:style-name="L6">
              <text:list-item>
                <text:list>
                  <text:list-item>
                    <text:list>
                      <text:list-item>
                        <text:p text:style-name="P61">Cal é o factor de forma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31">
            <text:p text:style-name="P10"/>
          </table:table-cell>
        </table:table-row>
      </table:table>
      <text:p text:style-name="P51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2"><text:span text:style-name="T38">D</text:span>) <text:span text:style-name="T21">Información sobre <text:s/></text:span><text:span text:style-name="T29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8">Ferramentas que imos aprender:</text:p>
            <text:list xml:id="list105105317421180" text:continue-list="list105104149989530" text:style-name="L2">
              <text:list-item>
                <text:p text:style-name="P71"><text:s/>lshw -class disk -class storage</text:p>
              </text:list-item>
              <text:list-item>
                <text:p text:style-name="P71">lshw -short -C disk</text:p>
              </text:list-item>
              <text:list-item>
                <text:p text:style-name="P71"><text:span text:style-name="T23">fdisk -l | grep '^Disk /dev/'</text:span> <text:s/></text:p>
              </text:list-item>
              <text:list-item>
                <text:p text:style-name="P75">smartctl <text:s/></text:p>
              </text:list-item>
              <text:list-item>
                <text:p text:style-name="P75"/>
              </text:list-item>
              <text:list-item>
                <text:p text:style-name="P75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</text:list>
          </table:table-cell>
          <table:table-cell table:style-name="Tabla4.B2" table:number-columns-spanned="2" office:value-type="string">
            <text:p text:style-name="P38">Outras ferramentas que imos empregar:</text:p>
            <text:list xml:id="list4045440454" text:style-name="L7">
              <text:list-item>
                <text:p text:style-name="P73">grep</text:p>
              </text:list-item>
              <text:list-item>
                <text:p text:style-name="P73">man</text:p>
              </text:list-item>
              <text:list-item>
                <text:p text:style-name="P73">cat</text:p>
              </text:list-item>
              <text:list-item>
                <text:p text:style-name="P73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1779551179" text:style-name="L8">
              <text:list-item>
                <text:p text:style-name="P56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11">setxkbmap es </text:p>
          </table:table-cell>
        </table:table-row>
        <table:table-row table:style-name="Tabla4.1">
          <table:table-cell table:style-name="Tabla4.A2" table:number-columns-spanned="2" office:value-type="string">
            <text:list xml:id="list105104274745159" text:continue-numbering="true" text:style-name="L8">
              <text:list-item>
                <text:p text:style-name="P56"><text:s/></text:p>
              </text:list-item>
            </text:list>
          </table:table-cell>
          <table:covered-table-cell/>
          <table:table-cell table:style-name="Tabla4.B2" office:value-type="string">
            <text:p text:style-name="P1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Consolas, Monaco, 'andale mono', Courier, Verdana, sans-serif"/>
    <style:font-face style:name="inherit" svg:font-family="inherit"/>
    <style:font-face style:name="Calibri2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3" text:anchor-type="char" svg:x="-0.131cm" svg:y="0.048cm" svg:width="2.593cm" svg:height="0.961cm" draw:z-index="2"><draw:image xlink:href="Pictures/100000000000010300000060C92216BF1CE933B1.png" xlink:type="simple" xlink:show="embed" xlink:actuate="onLoad" loext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5"><draw:image xlink:href="Pictures/100000000000010300000060C92216BF1CE933B1.png" xlink:type="simple" xlink:show="embed" xlink:actuate="onLoad" loext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2</text:page-number><text:s/>de <text:page-count>4</text:page-count></text:p>
        <text:p text:style-name="MP2"/>
      </style:footer>
      <loext:footer-first>
        <text:p text:style-name="MP3">Pá<text:span text:style-name="MT10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05</meta:editing-cycles>
    <meta:creation-date>2019-11-09T13:25:03.151138236</meta:creation-date>
    <meta:editing-duration>P1DT44M36S</meta:editing-duration>
    <meta:generator>LibreOffice/6.4.3.2$Windows_X86_64 LibreOffice_project/747b5d0ebf89f41c860ec2a39efd7cb15b54f2d8</meta:generator>
    <dc:subject>PRÁCTICA 9 – Cooler Master AMD</dc:subject>
    <dc:title>Taller - MME</dc:title>
    <dc:date>2023-01-24T10:51:03.557000000</dc:date>
    <meta:document-statistic meta:table-count="5" meta:image-count="2" meta:object-count="0" meta:page-count="4" meta:paragraph-count="180" meta:word-count="1134" meta:character-count="6447" meta:non-whitespace-character-count="54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